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d320" draw:textarea-horizontal-align="justify" draw:textarea-vertical-align="middle" draw:auto-grow-height="false" fo:min-height="13.95cm" fo:min-width="12.7cm"/>
    </style:style>
    <style:style style:name="gr2" style:family="graphic" style:parent-style-name="standard">
      <style:graphic-properties draw:textarea-horizontal-align="justify" draw:textarea-vertical-align="middle" draw:auto-grow-height="false" fo:min-height="3.55cm" fo:min-width="5.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layer="layout" svg:width="25.199cm" svg:height="3.506cm" svg:x="1.4cm" svg:y="0.837cm" presentation:class="title">
          <draw:text-box>
            <text:p>Conto corrente</text:p>
          </draw:text-box>
        </draw:frame>
        <draw:custom-shape draw:style-name="gr1" draw:text-style-name="P1" draw:layer="layout" svg:width="13.2cm" svg:height="14.2cm" svg:x="0.8cm" svg:y="4.8cm">
          <text:p text:style-name="P1">private double balance;</text:p>
          <text:p text:style-name="P1">public ContoCorrente(){};</text:p>
          <text:p text:style-name="P1"/>
          <text:p text:style-name="P1">public void deposit( amount){};</text:p>
          <text:p text:style-name="P1">public void withdraw(double amount){};</text:p>
          <text:p text:style-name="P1">public double getBalance(){};</text:p>
          <text:p text:style-name="P1">public void addInterest(double rate){};</text:p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4cm" svg:height="3.8cm" svg:x="15cm" svg:y="5.2cm">
          <text:p text:style-name="P2">main()</text:p>
          <draw:enhanced-geometry svg:viewBox="0 0 21600 21600" draw:type="rectangle" draw:enhanced-path="M 0 0 L 21600 0 21600 21600 0 21600 0 0 Z N"/>
        </draw:custom-shape>
        <draw:frame draw:style-name="gr3" draw:layer="layout" svg:width="6.395cm" svg:height="0.954cm" svg:x="15.005cm" svg:y="4.2cm">
          <draw:text-box>
            <text:p>ContoCorrenteTester</text:p>
          </draw:text-box>
        </draw:frame>
        <draw:frame draw:style-name="gr3" draw:layer="layout" svg:width="4.668cm" svg:height="0.954cm" svg:x="0.725cm" svg:y="3.881cm">
          <draw:text-box>
            <text:p>ContoCorrente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 b</meta:initial-creator>
    <meta:creation-date>2016-01-07T10:00:59.512583000</meta:creation-date>
    <dc:date>2016-01-07T10:20:28.798013000</dc:date>
    <dc:creator>m b</dc:creator>
    <meta:editing-duration>PT2M56S</meta:editing-duration>
    <meta:editing-cycles>1</meta:editing-cycles>
    <meta:document-statistic meta:object-count="28"/>
    <meta:generator>LibreOffice/4.3.0.4$MacOSX_x86 LibreOffice_project/62ad5818884a2fc2e5780dd45466868d41009ec0</meta:generator>
  </office:meta>
</office:document-meta>
</file>